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alibri2" svg:font-family="Calibri"/>
    <style:font-face style:name="Calibri Light1" svg:font-family="'Calibri Light'"/>
    <style:font-face style:name="Microsoft Sans Serif1" svg:font-family="'Microsoft Sans Serif'"/>
    <style:font-face style:name="Courier" svg:font-family="Courier" style:font-family-generic="swiss"/>
    <style:font-face style:name="Arial1" svg:font-family="Arial" style:font-pitch="variable"/>
    <style:font-face style:name="Calibri3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Sans Serif" svg:font-family="'Microsoft Sans Serif'" style:font-pitch="variable"/>
    <style:font-face style:name="宋体1" svg:font-family="宋体, SimSun" style:font-pitch="variable"/>
    <style:font-face style:name="Calibri4" svg:font-family="Calibri" style:font-family-generic="roman" style:font-pitch="variable"/>
    <style:font-face style:name="Calibri" svg:font-family="Calibri, 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2" svg:font-family="'Microsoft Sans Serif'" style:font-family-generic="roman" style:font-pitch="variable"/>
    <style:font-face style:name="Noto Sans" svg:font-family="'Noto Sans'" style:font-family-generic="roman" style:font-pitch="variable"/>
    <style:font-face style:name="Calibri5" svg:font-family="Calibri" style:font-family-generic="swiss" style:font-pitch="variable"/>
    <style:font-face style:name="Calibri1" svg:font-family="Calibri, 'Century Gothic'" style:font-family-generic="swiss" style:font-pitch="variable"/>
    <style:font-face style:name="Gadugi" svg:font-family="Gadugi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Calibri6" svg:font-family="Calibri, 'Century Gothic'" style:font-family-generic="system" style:font-pitch="variable"/>
    <style:font-face style:name="Tahoma" svg:font-family="Tahoma" style:font-family-generic="system" style:font-pitch="variable"/>
    <style:font-face style:name="宋体" svg:font-family="宋体, SimSun" style:font-family-generic="system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9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4cm"/>
      <style:paragraph-properties style:writing-mode="lr-tb"/>
    </style:style>
    <style:style style:name="pr1" style:family="presentation" style:parent-style-name="Title_20_Slide-title">
      <style:graphic-properties draw:auto-grow-height="false" draw:fit-to-size="false" style:shrink-to-fit="false" fo:min-height="6.631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emplate_20_Option_20_3_20__28_Subtitle_2f_Content_29_-title">
      <style:graphic-properties draw:auto-grow-height="true" fo:min-height="2.539cm"/>
      <style:paragraph-properties style:writing-mode="lr-tb"/>
    </style:style>
    <style:style style:name="pr4" style:family="presentation" style:parent-style-name="Template_20_Option_20_3_20__28_Subtitle_2f_Content_29_-outline1" style:list-style-name="L2">
      <style:graphic-properties fo:min-height="10.798cm"/>
      <style:paragraph-properties style:writing-mode="lr-tb"/>
    </style:style>
    <style:style style:name="pr5" style:family="presentation" style:parent-style-name="Template_20_Option_20_3_20__28_Subtitle_2f_Content_29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_20_Option_20_3_20__28_Subtitle_2f_Content_29_-outline1" style:list-style-name="L2">
      <style:graphic-properties fo:min-height="10.798cm"/>
      <style:paragraph-properties style:writing-mode="lr-tb"/>
    </style:style>
    <style:style style:name="pr7" style:family="presentation" style:parent-style-name="Template_20_Option_20_3_20__28_Subtitle_2f_Content_29_-outline1" style:list-style-name="L2">
      <style:graphic-properties fo:min-height="10.798cm"/>
      <style:paragraph-properties style:writing-mode="lr-tb"/>
    </style:style>
    <style:style style:name="pr8" style:family="presentation" style:parent-style-name="Template_20_Option_20_3_20__28_Subtitle_2f_Content_29__5f_-title">
      <style:graphic-properties draw:auto-grow-height="true" fo:min-height="2.539cm"/>
      <style:paragraph-properties style:writing-mode="lr-tb"/>
    </style:style>
    <style:style style:name="pr9" style:family="presentation" style:parent-style-name="Template_20_Option_20_3_20__28_Subtitle_2f_Content_29__5f_-outline1">
      <style:graphic-properties fo:min-height="10.798cm"/>
      <style:paragraph-properties style:writing-mode="lr-tb"/>
    </style:style>
    <style:style style:name="pr10" style:family="presentation" style:parent-style-name="Template_20_Option_20_3_20__28_Subtitle_2f_Content_29__5f_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311cm" style:use-optimal-column-width="false"/>
    </style:style>
    <style:style style:name="co2" style:family="table-column">
      <style:table-column-properties style:column-width="6.114cm" style:use-optimal-column-width="false"/>
    </style:style>
    <style:style style:name="co3" style:family="table-column">
      <style:table-column-properties style:column-width="16.543cm" style:use-optimal-column-width="false"/>
    </style:style>
    <style:style style:name="ro1" style:family="table-row">
      <style:table-row-properties style:row-height="1.49cm" style:use-optimal-row-height="false"/>
    </style:style>
    <style:style style:name="ro2" style:family="table-row">
      <style:table-row-properties style:row-height="1.852cm" style:use-optimal-row-height="false"/>
    </style:style>
    <style:style style:name="ro3" style:family="table-row">
      <style:table-row-properties style:row-height="1.614cm" style:use-optimal-row-height="false"/>
    </style:style>
    <style:style style:name="ro4" style:family="table-row">
      <style:table-row-properties style:row-height="1.618cm" style:use-optimal-row-height="false"/>
    </style:style>
    <style:style style:name="ro5" style:family="table-row">
      <style:table-row-properties style:row-height="1.696cm" style:use-optimal-row-height="false"/>
    </style:style>
    <style:style style:name="ce1" style:family="table-cell">
      <loext:graphic-properties draw:fill-color="#999999" draw:textarea-vertical-align="middle"/>
      <style:paragraph-properties fo:text-align="center" fo:border="0.03pt solid #808080"/>
      <style:text-properties style:font-name="Gadugi" fo:font-size="20pt" fo:font-weight="bold" style:font-size-asian="20pt" style:font-weight-asian="bold" style:font-size-complex="20pt" style:font-weight-complex="bold" fo:hyphenate="false" loext:hyphenation-no-caps="false"/>
    </style:style>
    <style:style style:name="ce2" style:family="table-cell">
      <loext:graphic-properties draw:fill-color="#999999" draw:textarea-vertical-align="middle"/>
      <style:paragraph-properties fo:text-align="center" fo:border="0.03pt solid #808080"/>
      <style:text-properties style:font-name="Gadugi" fo:font-size="20pt" fo:font-weight="bold" style:font-size-asian="20pt" style:font-weight-asian="bold" style:font-size-complex="20pt" style:font-weight-complex="bold" fo:hyphenate="false" loext:hyphenation-no-caps="false"/>
    </style:style>
    <style:style style:name="ce3" style:family="table-cell">
      <loext:graphic-properties draw:fill-color="#999999" draw:textarea-vertical-align="middle"/>
      <style:paragraph-properties fo:text-align="center" fo:border="0.03pt solid #808080"/>
      <style:text-properties style:font-name="Gadugi" fo:font-size="20pt" fo:font-weight="bold" style:font-size-asian="20pt" style:font-weight-asian="bold" style:font-size-complex="20pt" style:font-weight-complex="bold" fo:hyphenate="false" loext:hyphenation-no-caps="false"/>
    </style:style>
    <style:style style:name="ce4" style:family="table-cell">
      <loext:graphic-properties draw:textarea-vertical-align="middle"/>
      <style:paragraph-properties fo:text-align="center" fo:border="0.03pt solid #808080"/>
      <style:text-properties style:font-name="Gadugi" fo:font-size="18pt" style:font-size-asian="18pt" style:font-size-complex="18pt" fo:hyphenate="false" loext:hyphenation-no-caps="false"/>
    </style:style>
    <style:style style:name="ce5" style:family="table-cell">
      <loext:graphic-properties draw:textarea-vertical-align="middle"/>
      <style:paragraph-properties fo:margin-left="0.3cm" fo:margin-right="0cm" fo:margin-top="0cm" fo:margin-bottom="0cm" fo:line-height="100%" fo:text-align="start" fo:text-indent="0cm" fo:border="0.03pt solid #808080"/>
      <style:text-properties style:use-window-font-color="true" style:font-name="Gadugi" fo:font-size="18pt" style:letter-kerning="true" style:font-name-asian="微软雅黑1" style:font-size-asian="18pt" style:font-name-complex="Arial Unicode MS" style:font-size-complex="18pt" fo:hyphenate="false" loext:hyphenation-no-caps="false"/>
    </style:style>
    <style:style style:name="ce6" style:family="table-cell">
      <loext:graphic-properties draw:textarea-vertical-align="middle"/>
      <style:paragraph-properties fo:text-align="start" fo:border="0.03pt solid #808080"/>
      <style:text-properties style:font-name="Gadugi" fo:font-size="16pt" style:font-size-asian="16pt" style:font-size-complex="16pt" fo:hyphenate="false" loext:hyphenation-no-caps="false"/>
    </style:style>
    <style:style style:name="ce7" style:family="table-cell">
      <loext:graphic-properties draw:textarea-vertical-align="middle"/>
      <style:paragraph-properties fo:text-align="center" fo:border="0.03pt solid #808080"/>
      <style:text-properties style:font-name="Gadugi" fo:font-size="18pt" style:font-size-asian="18pt" style:font-size-complex="18pt" fo:hyphenate="false" loext:hyphenation-no-caps="false"/>
    </style:style>
    <style:style style:name="ce8" style:family="table-cell">
      <loext:graphic-properties draw:textarea-vertical-align="middle"/>
      <style:paragraph-properties fo:margin-left="0.3cm" fo:margin-right="0cm" fo:text-align="start" fo:text-indent="0cm" fo:border="0.03pt solid #808080"/>
      <style:text-properties style:font-name="Gadugi" fo:font-size="18pt" style:font-size-asian="18pt" style:font-size-complex="18pt" fo:hyphenate="false" loext:hyphenation-no-caps="false"/>
    </style:style>
    <style:style style:name="ce9" style:family="table-cell">
      <loext:graphic-properties draw:textarea-vertical-align="middle"/>
      <style:paragraph-properties fo:text-align="start" fo:border="0.03pt solid #808080"/>
      <style:text-properties style:font-name="Gadugi" fo:font-size="16pt" style:font-size-asian="16pt" style:font-size-complex="16pt" fo:hyphenate="false" loext:hyphenation-no-caps="false"/>
    </style:style>
    <style:style style:name="ce10" style:family="table-cell">
      <loext:graphic-properties draw:textarea-vertical-align="middle"/>
      <style:paragraph-properties fo:text-align="center" fo:border="0.03pt solid #808080"/>
      <style:text-properties style:font-name="Gadugi" fo:font-size="18pt" style:font-size-asian="18pt" style:font-size-complex="18pt" fo:hyphenate="false" loext:hyphenation-no-caps="false"/>
    </style:style>
    <style:style style:name="ce11" style:family="table-cell">
      <loext:graphic-properties draw:textarea-vertical-align="middle"/>
      <style:paragraph-properties fo:margin-left="0.3cm" fo:margin-right="0cm" fo:text-align="start" fo:text-indent="0cm" fo:border="0.03pt solid #808080"/>
      <style:text-properties style:font-name="Gadugi" fo:font-size="18pt" style:font-size-asian="18pt" style:font-size-complex="18pt" fo:hyphenate="false" loext:hyphenation-no-caps="false"/>
    </style:style>
    <style:style style:name="ce12" style:family="table-cell">
      <loext:graphic-properties draw:textarea-vertical-align="middle"/>
      <style:paragraph-properties fo:text-align="start" fo:border="0.03pt solid #808080"/>
      <style:text-properties style:font-name="Gadugi" fo:font-size="18pt" style:font-size-asian="18pt" style:font-size-complex="18pt" fo:hyphenate="false" loext:hyphenation-no-caps="false"/>
    </style:style>
    <style:style style:name="ce13" style:family="table-cell">
      <loext:graphic-properties draw:textarea-vertical-align="middle"/>
      <style:paragraph-properties fo:text-align="center" fo:border="0.03pt solid #808080"/>
      <style:text-properties style:font-name="Gadugi" fo:font-size="18pt" style:font-size-asian="18pt" style:font-size-complex="18pt" fo:hyphenate="false" loext:hyphenation-no-caps="false"/>
    </style:style>
    <style:style style:name="ce14" style:family="table-cell">
      <loext:graphic-properties draw:textarea-vertical-align="middle"/>
      <style:paragraph-properties fo:margin-left="0.3cm" fo:margin-right="0cm" fo:text-align="start" fo:text-indent="0cm" fo:border="0.03pt solid #808080"/>
      <style:text-properties style:font-name="Gadugi" fo:font-size="18pt" style:font-size-asian="18pt" style:font-size-complex="18pt" fo:hyphenate="false" loext:hyphenation-no-caps="false"/>
    </style:style>
    <style:style style:name="ce15" style:family="table-cell">
      <loext:graphic-properties draw:textarea-vertical-align="middle"/>
      <style:paragraph-properties fo:text-align="start" fo:border="0.03pt solid #808080"/>
      <style:text-properties style:font-name="Gadugi" fo:font-size="18pt" style:font-size-asian="18pt" style:font-size-complex="18pt" fo:hyphenate="false" loext:hyphenation-no-caps="false"/>
    </style:style>
    <style:style style:name="ce16" style:family="table-cell">
      <loext:graphic-properties draw:textarea-vertical-align="middle"/>
      <style:paragraph-properties fo:text-align="center" fo:border="0.03pt solid #808080"/>
      <style:text-properties style:font-name="Gadugi" fo:font-size="18pt" style:font-size-asian="18pt" style:font-size-complex="18pt" fo:hyphenate="false" loext:hyphenation-no-caps="false"/>
    </style:style>
    <style:style style:name="ce17" style:family="table-cell">
      <loext:graphic-properties draw:textarea-vertical-align="middle"/>
      <style:paragraph-properties fo:line-height="100%" fo:text-align="start" fo:border="0.03pt solid #808080"/>
      <style:text-properties style:font-name="Gadugi" fo:font-size="16pt" style:font-size-asian="16pt" style:font-size-complex="16pt" fo:hyphenate="false" loext:hyphenation-no-caps="false"/>
    </style:style>
    <style:style style:name="ce18" style:family="table-cell">
      <loext:graphic-properties draw:textarea-vertical-align="middle"/>
      <style:paragraph-properties fo:line-height="100%" fo:text-align="start" fo:border="0.03pt solid #808080"/>
      <style:text-properties style:font-name="Gadugi" fo:font-size="16pt" style:font-size-asian="16pt" style:font-size-complex="16pt" fo:hyphenate="false" loext:hyphenation-no-caps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libri5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666666" style:font-name="Calibri5" fo:font-size="16pt" fo:font-weight="normal" style:font-size-asian="16pt" style:font-weight-asian="normal" style:font-size-complex="16pt" style:font-weight-complex="normal"/>
    </style:style>
    <style:style style:name="P4" style:family="paragraph">
      <loext:graphic-properties draw:fill-color="#ffffff"/>
      <style:paragraph-properties style:writing-mode="lr-tb"/>
      <style:text-properties style:font-size-asian="20pt"/>
    </style:style>
    <style:style style:name="P5" style:family="paragraph">
      <style:text-properties style:font-name="Calibri5"/>
    </style:style>
    <style:style style:name="P6" style:family="paragraph">
      <style:paragraph-properties style:writing-mode="lr-tb"/>
      <style:text-properties fo:color="#000000" style:font-name="Calibri5"/>
    </style:style>
    <style:style style:name="P7" style:family="paragraph">
      <style:paragraph-properties fo:margin-top="0.2cm" fo:margin-bottom="0cm"/>
      <style:text-properties style:font-name="Gadugi" fo:hyphenate="false" loext:hyphenation-no-caps="false"/>
    </style:style>
    <style:style style:name="P8" style:family="paragraph">
      <style:paragraph-properties fo:margin-top="0.5cm" fo:margin-bottom="0cm"/>
      <style:text-properties style:font-name="Gadugi" fo:hyphenate="false" loext:hyphenation-no-caps="false"/>
    </style:style>
    <style:style style:name="P9" style:family="paragraph">
      <style:paragraph-properties fo:margin-top="0.5cm" fo:margin-bottom="0cm" fo:line-height="107%" fo:text-align="start" style:punctuation-wrap="hanging" style:writing-mode="lr-tb"/>
      <style:text-properties style:font-name="Gadugi" fo:hyphenate="false" loext:hyphenation-no-caps="false"/>
    </style:style>
    <style:style style:name="P10" style:family="paragraph">
      <style:paragraph-properties fo:margin-top="0.2cm" fo:margin-bottom="0cm" style:writing-mode="lr-tb"/>
      <style:text-properties style:font-name="Gadugi" fo:hyphenate="false" loext:hyphenation-no-caps="false"/>
    </style:style>
    <style:style style:name="P11" style:family="paragraph">
      <style:paragraph-properties fo:text-align="center"/>
      <style:text-properties style:font-name="Gadugi" fo:font-size="20pt" fo:font-weight="bold" style:font-size-asian="20pt" style:font-weight-asian="bold" style:font-size-complex="20pt" style:font-weight-complex="bold" fo:hyphenate="false" loext:hyphenation-no-caps="false"/>
    </style:style>
    <style:style style:name="P12" style:family="paragraph">
      <style:paragraph-properties fo:text-align="center"/>
      <style:text-properties style:font-name="Gadugi" fo:font-size="18pt" style:font-size-asian="18pt" style:font-size-complex="18pt" fo:hyphenate="false" loext:hyphenation-no-caps="false"/>
    </style:style>
    <style:style style:name="P13" style:family="paragraph">
      <style:paragraph-properties fo:margin-left="0.3cm" fo:margin-right="0cm" fo:margin-top="0cm" fo:margin-bottom="0cm" fo:line-height="100%" fo:text-align="start" fo:text-indent="0cm"/>
      <style:text-properties style:use-window-font-color="true" style:font-name="Gadugi" fo:font-size="18pt" style:letter-kerning="true" style:font-name-asian="微软雅黑1" style:font-size-asian="18pt" style:font-name-complex="Arial Unicode MS" style:font-size-complex="18pt" fo:hyphenate="false" loext:hyphenation-no-caps="false"/>
    </style:style>
    <style:style style:name="P14" style:family="paragraph">
      <style:paragraph-properties fo:text-align="start"/>
      <style:text-properties fo:font-size="16pt" style:font-size-asian="16pt" style:font-size-complex="16pt" fo:hyphenate="false" loext:hyphenation-no-caps="false"/>
    </style:style>
    <style:style style:name="P15" style:family="paragraph">
      <style:paragraph-properties fo:margin-left="0.3cm" fo:margin-right="0cm" fo:text-align="start" fo:text-indent="0cm"/>
      <style:text-properties style:font-name="Gadugi" fo:font-size="18pt" style:font-size-asian="18pt" style:font-size-complex="18pt" fo:hyphenate="false" loext:hyphenation-no-caps="false"/>
    </style:style>
    <style:style style:name="P16" style:family="paragraph">
      <style:paragraph-properties fo:margin-left="0.6cm" fo:margin-right="0cm" fo:text-align="start" fo:text-indent="0cm"/>
      <style:text-properties style:font-name="Gadugi" fo:font-size="18pt" style:font-size-asian="18pt" style:font-size-complex="18pt" fo:hyphenate="false" loext:hyphenation-no-caps="false"/>
    </style:style>
    <style:style style:name="P17" style:family="paragraph">
      <style:paragraph-properties fo:line-height="100%" fo:text-align="start"/>
      <style:text-properties style:font-name="Gadugi" fo:font-size="16pt" style:font-size-asian="16pt" style:font-size-complex="16pt" fo:hyphenate="false" loext:hyphenation-no-caps="false"/>
    </style:style>
    <style:style style:name="P18" style:family="paragraph">
      <style:text-properties style:font-name="Calibri5" fo:font-size="39pt" style:font-size-asian="39pt" style:font-size-complex="39pt"/>
    </style:style>
    <style:style style:name="P19" style:family="paragraph">
      <style:paragraph-properties style:writing-mode="lr-tb"/>
      <style:text-properties fo:color="#000000" style:font-name="Calibri5" fo:font-size="39pt" style:font-size-asian="39pt" style:font-size-complex="39pt"/>
    </style:style>
    <style:style style:name="P20" style:family="paragraph">
      <style:text-properties fo:hyphenate="false" loext:hyphenation-no-caps="false"/>
    </style:style>
    <style:style style:name="P21" style:family="paragraph">
      <style:text-properties loext:hyphenation-no-caps="false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style:text-properties style:font-name="Gadugi"/>
    </style:style>
    <style:style style:name="P25" style:family="paragraph">
      <loext:graphic-properties draw:fill="none" draw:fill-color="#ffffff"/>
      <style:text-properties style:font-name="Gadugi"/>
    </style:style>
    <style:style style:name="P26" style:family="paragraph">
      <style:paragraph-properties fo:text-align="center"/>
      <style:text-properties style:font-name="Gadugi"/>
    </style:style>
    <style:style style:name="P27" style:family="paragraph">
      <loext:graphic-properties draw:fill="none" draw:fill-color="#ffffff"/>
      <style:paragraph-properties fo:text-align="center"/>
      <style:text-properties style:font-name="Gadugi"/>
    </style:style>
    <style:style style:name="P28" style:family="paragraph">
      <style:paragraph-properties style:writing-mode="lr-tb"/>
      <style:text-properties fo:color="#000000" style:font-name="Gadugi" fo:font-size="37pt" fo:font-weight="bold" style:font-size-asian="37pt" style:font-weight-asian="bold" style:font-size-complex="37pt" style:font-weight-complex="bold"/>
    </style:style>
    <style:style style:name="P29" style:family="paragraph">
      <style:paragraph-properties style:writing-mode="lr-tb"/>
      <style:text-properties style:font-name="Gadugi"/>
    </style:style>
    <style:style style:name="T1" style:family="text">
      <style:text-properties style:font-name="Calibri5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Calibri5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666666" style:font-name="Calibri5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5" fo:font-size="40pt" fo:letter-spacing="normal" fo:language="en" fo:country="US" fo:font-style="normal" fo:text-shadow="none" style:text-underline-style="none" fo:font-weight="normal" style:letter-kerning="true" fo:background-color="transparent" style:font-name-asian="微软雅黑1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libri5" fo:font-size="40pt" style:font-size-asian="40pt" style:font-size-complex="40pt"/>
    </style:style>
    <style:style style:name="T6" style:family="text">
      <style:text-properties style:font-name="Gadugi" fo:font-size="22pt" style:font-size-asian="22pt" style:font-size-complex="22pt"/>
    </style:style>
    <style:style style:name="T7" style:family="text">
      <style:text-properties fo:font-variant="normal" fo:text-transform="none" fo:color="#262626" style:text-outline="false" style:text-line-through-style="none" style:text-line-through-type="none" style:text-position="0% 100%" style:font-name="Gadugi" fo:font-size="18pt" fo:letter-spacing="normal" fo:language="en" fo:country="US" fo:font-style="normal" fo:text-shadow="none" style:text-underline-style="none" fo:font-weight="bold" style:letter-kerning="true" fo:background-color="transparent" style:font-name-asian="微软雅黑1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62626" style:text-outline="false" style:text-line-through-style="none" style:text-line-through-type="none" style:text-position="0% 100%" style:font-name="Gadugi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1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Gadugi" fo:font-size="18pt" style:font-size-asian="18pt" style:font-size-complex="18pt"/>
    </style:style>
    <style:style style:name="T10" style:family="text">
      <style:text-properties fo:font-variant="normal" fo:text-transform="none" fo:color="#262626" style:text-outline="false" style:text-line-through-style="none" style:text-line-through-type="none" style:text-position="0% 100%" style:font-name="Gadugi" fo:font-size="22pt" fo:letter-spacing="normal" fo:language="en" fo:country="US" fo:font-style="normal" fo:text-shadow="none" style:text-underline-style="none" fo:font-weight="normal" style:letter-kerning="true" fo:background-color="transparent" style:font-name-asian="微软雅黑1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Gadugi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Gadugi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Gadugi"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Gadugi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Gadugi" fo:font-size="16pt" style:font-size-asian="16pt" style:font-size-complex="16pt"/>
    </style:style>
    <style:style style:name="T16" style:family="text">
      <style:text-properties style:use-window-font-color="true" style:letter-kerning="true" style:font-name-asian="微软雅黑1" style:font-name-complex="Arial Unicode MS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000000" style:font-name="Calibri5" fo:font-size="39pt" style:font-size-asian="39pt" style:font-size-complex="39pt"/>
    </style:style>
    <style:style style:name="T19" style:family="text">
      <style:text-properties fo:font-variant="normal" fo:text-transform="none" fo:color="#262626" style:text-outline="false" style:text-line-through-style="none" style:text-line-through-type="none" style:text-position="0% 100%" style:font-name="Gadugi" fo:font-size="22pt" fo:letter-spacing="normal" fo:language="en" fo:country="US" fo:font-style="normal" fo:text-shadow="none" style:text-underline-style="none" fo:font-weight="bold" style:letter-kerning="true" fo:background-color="transparent" style:font-name-asian="微软雅黑1" style:font-size-asian="22pt" style:font-style-asian="normal" style:font-weight-asian="bold" style:font-name-complex="Arial Unicode MS" style:font-size-complex="2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style:font-name="Gadugi" fo:font-size="10.5pt" style:font-size-asian="10.5pt" style:font-size-complex="10.5pt"/>
    </style:style>
    <style:style style:name="T22" style:family="text">
      <style:text-properties fo:color="#c9211e" style:font-name="Gadugi" fo:font-size="10.5pt" style:font-size-asian="10.5pt" style:font-size-complex="10.5pt"/>
    </style:style>
    <style:style style:name="T23" style:family="text">
      <style:text-properties fo:color="#00a933" style:font-name="Gadugi" fo:font-size="10.5pt" style:font-size-asian="10.5pt" style:font-size-complex="10.5pt"/>
    </style:style>
    <style:style style:name="T24" style:family="text">
      <style:text-properties fo:color="#000000" style:font-name="Calibri5" fo:font-size="37pt" fo:font-weight="bold" style:font-size-asian="37pt" style:font-weight-asian="bold" style:font-size-complex="37pt" style:font-weight-complex="bold"/>
    </style:style>
    <style:style style:name="T25" style:family="text">
      <style:text-properties style:font-name="Calibri5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7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7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cm" text:min-label-width="0.7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7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cm" text:min-label-width="0.7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4cm" text:min-label-width="0.7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presentation:style-name="pr1" draw:text-style-name="P2" draw:layer="layout" svg:width="25.399cm" svg:height="6.631cm" svg:x="4.233cm" svg:y="4.4cm" presentation:class="title" presentation:user-transformed="true">
          <draw:text-box>
            <text:p text:style-name="P1"><text:span text:style-name="T1">Authorized Update to</text:span></text:p>
            <text:p text:style-name="P1"><text:span text:style-name="T1">MUD URLs</text:span><text:span text:style-name="T1"><text:line-break/></text:span><text:span text:style-name="T2"><text:a xlink:href="https://datatracker.ietf.org/doc/draft-richardson-opsawg-mud-acceptable-urls/" xlink:type="simple">https://datatracker.ietf.org/doc/draft-richardson-opsawg-mud-acceptable-urls/</text:a></text:span></text:p>
          </draw:text-box>
        </draw:frame>
        <draw:frame presentation:style-name="pr1" draw:text-style-name="P3" draw:layer="layout" svg:width="25.399cm" svg:height="6.631cm" svg:x="4.201cm" svg:y="10.769cm" presentation:class="title" presentation:user-transformed="true">
          <draw:text-box>
            <text:p text:style-name="P1"><text:span text:style-name="T3">Michael Richardson, Wei Pan</text:span><text:span text:style-name="T3"><text:line-break/></text:span><text:span text:style-name="T3"><text:line-break/></text:span><text:span text:style-name="T3">IETF 107</text:span><text:span text:style-name="T3"><text:line-break/></text:span><text:span text:style-name="T3"><text:line-break/></text:span><text:span text:style-name="T3">OPSAWG Working Gro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6" draw:layer="layout" svg:width="29.86cm" svg:height="2.539cm" svg:x="2.003cm" svg:y="0.6cm" presentation:class="title" presentation:user-transformed="true">
          <draw:text-box>
            <text:p text:style-name="P5"><text:span text:style-name="T4">A Need of Updat</text:span><text:span text:style-name="T5">ing MUD URL</text:span></text:p>
          </draw:text-box>
        </draw:frame>
        <draw:frame presentation:style-name="pr4" draw:text-style-name="P10" draw:layer="layout" svg:width="27.86cm" svg:height="13.145cm" svg:x="3.003cm" svg:y="3.555cm" presentation:class="outline" presentation:user-transformed="true">
          <draw:text-box>
            <text:list text:style-name="L2">
              <text:list-item>
                <text:p text:style-name="P7"><text:span text:style-name="T6">After updating the firmware/software,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Device’s network behaviors may have been changed.</text:span></text:p>
                  </text:list-item>
                  <text:list-item>
                    <text:p text:style-name="P8"><text:span text:style-name="T8">The originate MUD File may be not appropriate any more.</text:span></text:p>
                  </text:list-item>
                  <text:list-item>
                    <text:p text:style-name="P8"><text:span text:style-name="T8">Therefore, MUD File needs to be</text:span><text:span text:style-name="T8"> correspondingly </text:span><text:span text:style-name="T9">changed.</text:span></text:p>
                  </text:list-item>
                </text:list>
              </text:list-item>
              <text:list-item>
                <text:p text:style-name="P9"><text:span text:style-name="T10">One method: Change the content in the originate MUD File.</text:span></text:p>
                <text:list>
                  <text:list-item>
                    <text:p text:style-name="P8"><text:span text:style-name="T9">But, this will affect the devices whose firmware/software isn’t updated.</text:span></text:p>
                  </text:list-item>
                  <text:list-item>
                    <text:p text:style-name="P8"><text:span text:style-name="T9">Especially when the new content removes some capabilities.</text:span></text:p>
                  </text:list-item>
                </text:list>
              </text:list-item>
              <text:list-item>
                <text:p text:style-name="P8"><text:span text:style-name="T11">The other: </text:span><text:span text:style-name="T12">Use a different MUD File associated with a different MUD URL.</text:span></text:p>
                <text:list>
                  <text:list-item>
                    <text:p text:style-name="P8"><text:span text:style-name="T13">Here is the question: </text:span><text:span text:style-name="T14">How to securely update the MUD URL in the device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6" draw:layer="layout" svg:width="29.86cm" svg:height="2.539cm" svg:x="2cm" svg:y="0.6cm" presentation:class="title" presentation:user-transformed="true">
          <draw:text-box>
            <text:p text:style-name="P5"><text:span text:style-name="T5">Different Sources of MUD URL</text:span></text:p>
          </draw:text-box>
        </draw:frame>
        <draw:frame draw:style-name="standard" draw:layer="layout" svg:width="26.967cm" svg:height="10.121cm" svg:x="3.45cm" svg:y="4.469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1">URL Source</text:p>
              </table:table-cell>
              <table:table-cell table:style-name="ce2" table:number-columns-spanned="2">
                <text:list text:style-name="L4">
                  <text:list-header>
                    <text:p text:style-name="P11">Security and Update</text:p>
                  </text:list-header>
                </text:list>
              </table:table-cell>
              <table:covered-table-cell table:style-name="ce3"/>
            </table:table-row>
            <table:table-row table:style-name="ro2">
              <table:table-cell table:style-name="ce4" table:number-rows-spanned="2">
                <text:p text:style-name="P12">DHCP</text:p>
                <text:p text:style-name="P12">LLDP</text:p>
              </table:table-cell>
              <table:table-cell table:style-name="ce5">
                <text:p text:style-name="P13">Low security</text:p>
              </table:table-cell>
              <table:table-cell table:style-name="ce6">
                <text:list text:style-name="L5">
                  <text:list-item>
                    <text:p text:style-name="P14"><text:span text:style-name="T15">URL is not signed</text:span></text:p>
                  </text:list-item>
                  <text:list-item>
                    <text:p text:style-name="P14"><text:span text:style-name="T15">A malicious device can impersonate a legitimate device’s URL</text:span></text:p>
                  </text:list-item>
                </text:list>
              </table:table-cell>
            </table:table-row>
            <table:table-row table:style-name="ro2">
              <table:covered-table-cell table:style-name="ce7"/>
              <table:table-cell table:style-name="ce8">
                <text:p text:style-name="P15"><text:span text:style-name="T16">Easy to update</text:span></text:p>
              </table:table-cell>
              <table:table-cell table:style-name="ce9">
                <text:list text:continue-numbering="true" text:style-name="L5">
                  <text:list-item>
                    <text:p text:style-name="P14"><text:span text:style-name="T15">URL can be easily update with firmware/software update</text:span></text:p>
                  </text:list-item>
                  <text:list-item>
                    <text:p text:style-name="P14"><text:span text:style-name="T15">But a malware can also change the URL easily</text:span></text:p>
                  </text:list-item>
                </text:list>
              </table:table-cell>
            </table:table-row>
            <table:table-row table:style-name="ro3">
              <table:table-cell table:style-name="ce10" table:number-rows-spanned="2">
                <text:p text:style-name="P12">IDevID</text:p>
              </table:table-cell>
              <table:table-cell table:style-name="ce11">
                <text:list text:style-name="L6">
                  <text:list-header>
                    <text:p text:style-name="P15">High security</text:p>
                  </text:list-header>
                </text:list>
              </table:table-cell>
              <table:table-cell table:style-name="ce12">
                <text:list text:continue-numbering="true" text:style-name="L6">
                  <text:list-header>
                    <text:p text:style-name="P16"><text:span text:style-name="T17">URL is signed in IDevID Certificate</text:span></text:p>
                  </text:list-header>
                </text:list>
              </table:table-cell>
            </table:table-row>
            <table:table-row table:style-name="ro4">
              <table:covered-table-cell table:style-name="ce13"/>
              <table:table-cell table:style-name="ce14">
                <text:list text:continue-numbering="true" text:style-name="L6">
                  <text:list-header>
                    <text:p text:style-name="P15">Difficult to update</text:p>
                  </text:list-header>
                </text:list>
              </table:table-cell>
              <table:table-cell table:style-name="ce15">
                <text:list text:continue-numbering="true" text:style-name="L6">
                  <text:list-header>
                    <text:p text:style-name="P16"><text:span text:style-name="T17">IDevID is difficult to update</text:span></text:p>
                  </text:list-header>
                </text:list>
              </table:table-cell>
            </table:table-row>
            <table:table-row table:style-name="ro5">
              <table:table-cell table:style-name="ce16">
                <text:p text:style-name="P12">QR Code</text:p>
              </table:table-cell>
              <table:table-cell table:style-name="ce17" table:number-columns-spanned="2">
                <text:p text:style-name="P17"><text:span text:style-name="T17">This is usually done via paper/stickers, and is typically not under the control of the device.</text:span></text:p>
              </table:table-cell>
              <table:covered-table-cell table:style-name="ce18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19" draw:layer="layout" svg:width="29.86cm" svg:height="2.539cm" svg:x="2.003cm" svg:y="0.6cm" presentation:class="title" presentation:user-transformed="true">
          <draw:text-box>
            <text:p text:style-name="P18"><text:span text:style-name="T18">Keep MUD Files Being Signed by Same Manufacturer</text:span></text:p>
          </draw:text-box>
        </draw:frame>
        <draw:frame presentation:style-name="pr6" draw:text-style-name="P10" draw:layer="layout" svg:width="27.86cm" svg:height="14.444cm" svg:x="3.003cm" svg:y="3.556cm" presentation:class="outline" presentation:user-transformed="true">
          <draw:text-box>
            <text:list text:style-name="L2">
              <text:list-item>
                <text:p text:style-name="P7"><text:span text:style-name="T6">Although the MUD URLs aren’t signed, or the new MUD URL isn’t signed into the IDevID Certificate, </text:span><text:span text:style-name="T12">t</text:span><text:span text:style-name="T19">he MUD Files can all be signed by the manufacturer.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9">So, a legitimate new MUD URL should point to a new MUD File signed by the same manufacturer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0"><text:span text:style-name="T9">When the signature of the first MUD File is verified, the signatory is recorded</text:span></text:p>
                      </text:list-item>
                      <text:list-item>
                        <text:p text:style-name="P20"><text:span text:style-name="T9">Subsequent MUD files MUST be signed by the same entit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1"><text:span text:style-name="T6">There is still a potential threat:</text:span></text:p>
                <text:list>
                  <text:list-item>
                    <text:p text:style-name="P21"><text:span text:style-name="T9">A manufacturer which has many products may have MUD Files for each product</text:span></text:p>
                  </text:list-item>
                  <text:list-item>
                    <text:p text:style-name="P21"><text:span text:style-name="T9">Among these MUD Files, one may have the privileges that the malware desires</text:span></text:p>
                  </text:list-item>
                  <text:list-item>
                    <text:p text:style-name="P21"><text:span text:style-name="T14">The malware can replace the MUD URL with the one it desir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6" draw:layer="layout" svg:width="29.86cm" svg:height="2.539cm" svg:x="2.003cm" svg:y="0.6cm" presentation:class="title" presentation:user-transformed="true">
          <draw:text-box>
            <text:p text:style-name="P5"><text:span text:style-name="T4">Trust Relat</text:span><text:span text:style-name="T5">i</text:span><text:span text:style-name="T5">onship b/w MUD URLs</text:span></text:p>
          </draw:text-box>
        </draw:frame>
        <draw:frame presentation:style-name="pr7" draw:text-style-name="P10" draw:layer="layout" svg:width="27.86cm" svg:height="14.444cm" svg:x="3.003cm" svg:y="3.556cm" presentation:class="outline" presentation:user-transformed="true">
          <draw:text-box>
            <text:list text:style-name="L2">
              <text:list-item>
                <text:p text:style-name="P7"><text:span text:style-name="T6">First MUD URL comes from an IDevID Certificate, or via Trust on First Use with DHCP/LLDP. </text:span><text:span text:style-name="T12">This initially trusted MUD URL is the “root” URL.</text:span><text:span text:style-name="T6"> </text:span></text:p>
              </text:list-item>
              <text:list-item>
                <text:p text:style-name="P7"><text:span text:style-name="T12">New URL should have an identical base part to the root URL.</text:span></text:p>
              </text:list-item>
            </text:list>
            <text:list text:style-name="L3">
              <text:list-item>
                <text:list>
                  <text:list-header>
                    <text:p text:style-name="P20"><text:span text:style-name="T10"/></text:p>
                    <text:p text:style-name="P20"><text:span text:style-name="T10"/></text:p>
                    <text:p text:style-name="P20"><text:span text:style-name="T10"/></text:p>
                    <text:p text:style-name="P20"><text:span text:style-name="T10"/></text:p>
                  </text:list-header>
                </text:list>
              </text:list-item>
              <text:list-item>
                <text:p text:style-name="P21"><text:span text:style-name="T6">Base part </text:span></text:p>
                <text:list>
                  <text:list-item>
                    <text:p text:style-name="P21"><text:span text:style-name="T6">Can be implied from the Root URL without explicit definition.</text:span></text:p>
                  </text:list-item>
                  <text:list-item>
                    <text:p text:style-name="P21"><text:span text:style-name="T6">Or, be explicitly defined in an extension _mud-base-url_.</text:span></text:p>
                  </text:list-item>
                </text:list>
              </text:list-item>
            </text:list>
          </draw:text-box>
        </draw:frame>
        <draw:g>
          <draw:custom-shape draw:style-name="gr2" draw:text-style-name="P22" draw:layer="layout" svg:width="2.4cm" svg:height="1.2cm" svg:x="11.108cm" svg:y="7.574cm">
            <text:p text:style-name="P1"><text:span text:style-name="T20">Devi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2" draw:layer="layout" svg:width="2.4cm" svg:height="1.2cm" svg:x="19.958cm" svg:y="7.6cm">
            <text:p text:style-name="P1"><text:span text:style-name="T20">MUD</text:span></text:p>
            <text:p text:style-name="P1"><text:span text:style-name="T20">Controller</text:span></text:p>
            <draw:enhanced-geometry svg:viewBox="0 0 21600 21600" draw:type="rectangle" draw:enhanced-path="M 0 0 L 21600 0 21600 21600 0 21600 0 0 Z N"/>
          </draw:custom-shape>
          <draw:line draw:style-name="gr3" draw:text-style-name="P23" draw:layer="layout" svg:x1="12.208cm" svg:y1="10.4cm" svg:x2="21.208cm" svg:y2="10.4cm">
            <text:p text:style-name="P1"/>
          </draw:line>
          <draw:line draw:style-name="gr4" draw:text-style-name="P23" draw:layer="layout" svg:x1="12.208cm" svg:y1="8.774cm" svg:x2="12.208cm" svg:y2="13.374cm">
            <text:p/>
          </draw:line>
          <draw:line draw:style-name="gr4" draw:text-style-name="P23" draw:layer="layout" svg:x1="21.208cm" svg:y1="8.8cm" svg:x2="21.208cm" svg:y2="13.4cm">
            <text:p/>
          </draw:line>
          <draw:frame draw:style-name="gr5" draw:text-style-name="P25" draw:layer="layout" svg:width="9.2cm" svg:height="1.233cm" svg:x="12.208cm" svg:y="8.974cm">
            <draw:text-box>
              <text:p text:style-name="P24"><text:span text:style-name="T21">Root URL:</text:span></text:p>
              <text:p text:style-name="P24"><text:span text:style-name="T22">http://mud.vender_A.com/product_B/</text:span><text:span text:style-name="T23">firmware_C.json</text:span></text:p>
            </draw:text-box>
          </draw:frame>
          <draw:frame draw:style-name="gr5" draw:text-style-name="P25" draw:layer="layout" svg:width="9.2cm" svg:height="1.233cm" svg:x="12.208cm" svg:y="11.541cm">
            <draw:text-box>
              <text:p text:style-name="P24"><text:span text:style-name="T21">New MUD URL:</text:span></text:p>
              <text:p text:style-name="P24"><text:span text:style-name="T22">http://mud.vender_A.com/product_B/</text:span><text:span text:style-name="T23">firmware_D.json</text:span></text:p>
            </draw:text-box>
          </draw:frame>
          <draw:frame draw:style-name="gr6" draw:text-style-name="P27" draw:layer="layout" svg:width="3.4cm" svg:height="0.964cm" svg:x="10.508cm" svg:y="10.61cm">
            <draw:text-box>
              <text:p text:style-name="P26"><text:span text:style-name="T21">Firmware Update</text:span></text:p>
            </draw:text-box>
          </draw:frame>
          <draw:line draw:style-name="gr3" draw:text-style-name="P23" draw:layer="layout" svg:x1="12.208cm" svg:y1="13cm" svg:x2="21.208cm" svg:y2="13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_20_Option_20_3_20__28_Subtitle_2f_Content_29__5f_" presentation:presentation-page-layout-name="AL1T1">
        <office:forms form:automatic-focus="false" form:apply-design-mode="false"/>
        <draw:frame presentation:style-name="pr8" draw:text-style-name="P28" draw:layer="layout" svg:width="29.86cm" svg:height="2.539cm" svg:x="2cm" svg:y="0.635cm" presentation:class="title" presentation:user-transformed="true">
          <draw:text-box>
            <text:p><text:span text:style-name="T24">Next steps</text:span></text:p>
          </draw:text-box>
        </draw:frame>
        <draw:frame presentation:style-name="pr9" draw:text-style-name="P29" draw:layer="layout" svg:width="31.749cm" svg:height="14.8cm" svg:x="1cm" svg:y="3.6cm" presentation:class="outline" presentation:user-transformed="true">
          <draw:text-box>
            <text:list text:style-name="L8">
              <text:list-item>
                <text:p><text:span text:style-name="T6">Looking for Adoption</text:span></text:p>
              </text:list-item>
              <text:list-item>
                <text:p><text:span text:style-name="T6">More reviews and com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office:forms form:automatic-focus="false" form:apply-design-mode="false"/>
        <draw:frame presentation:style-name="pr1" draw:text-style-name="P2" draw:layer="layout" svg:width="25.399cm" svg:height="6.631cm" svg:x="4.233cm" svg:y="4.4cm" presentation:class="title" presentation:user-transformed="true">
          <draw:text-box>
            <text:p text:style-name="P1"><text:span text:style-name="T25">Thank Yo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alibri2" svg:font-family="Calibri"/>
    <style:font-face style:name="Calibri Light1" svg:font-family="'Calibri Light'"/>
    <style:font-face style:name="Microsoft Sans Serif1" svg:font-family="'Microsoft Sans Serif'"/>
    <style:font-face style:name="Courier" svg:font-family="Courier" style:font-family-generic="swiss"/>
    <style:font-face style:name="Arial1" svg:font-family="Arial" style:font-pitch="variable"/>
    <style:font-face style:name="Calibri3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Sans Serif" svg:font-family="'Microsoft Sans Serif'" style:font-pitch="variable"/>
    <style:font-face style:name="宋体1" svg:font-family="宋体, SimSun" style:font-pitch="variable"/>
    <style:font-face style:name="Calibri4" svg:font-family="Calibri" style:font-family-generic="roman" style:font-pitch="variable"/>
    <style:font-face style:name="Calibri" svg:font-family="Calibri, 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2" svg:font-family="'Microsoft Sans Serif'" style:font-family-generic="roman" style:font-pitch="variable"/>
    <style:font-face style:name="Noto Sans" svg:font-family="'Noto Sans'" style:font-family-generic="roman" style:font-pitch="variable"/>
    <style:font-face style:name="Calibri5" svg:font-family="Calibri" style:font-family-generic="swiss" style:font-pitch="variable"/>
    <style:font-face style:name="Calibri1" svg:font-family="Calibri, 'Century Gothic'" style:font-family-generic="swiss" style:font-pitch="variable"/>
    <style:font-face style:name="Gadugi" svg:font-family="Gadugi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Calibri6" svg:font-family="Calibri, 'Century Gothic'" style:font-family-generic="system" style:font-pitch="variable"/>
    <style:font-face style:name="Tahoma" svg:font-family="Tahoma" style:font-family-generic="system" style:font-pitch="variable"/>
    <style:font-face style:name="宋体" svg:font-family="宋体, SimSun" style:font-family-generic="system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093cm" fo:line-height="120%" fo:text-align="justify" fo:text-indent="0cm" style:text-autospace="ideograph-alpha"/>
      <style:text-properties style:font-name="Calibri1" fo:font-family="Calibri, 'Century Gothic'" style:font-family-generic="swiss" style:font-pitch="variable" fo:font-size="10.5pt" fo:language="en" fo:country="US" style:letter-kerning="true" style:font-name-asian="宋体1" style:font-family-asian="宋体, SimSun" style:font-pitch-asian="variable" style:font-size-asian="10.5pt" style:language-asian="zh" style:country-asian="CN" style:font-name-complex="Calibri1" style:font-family-complex="Calibri, 'Century Gothic'" style:font-family-generic-complex="swiss" style:font-pitch-complex="variable" style:font-size-complex="10.5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1" style:font-family-asian="微软雅黑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1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微软雅黑1" style:font-family-asian="微软雅黑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1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1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-background" style:display-name="Template Option 3 (Subtitle/Content)-background" style:family="presentation">
      <style:graphic-properties draw:stroke="none" draw:fill="solid" draw:fill-color="#ffffff"/>
      <style:text-properties style:letter-kerning="true"/>
    </style:style>
    <style:style style:name="Template_20_Option_20_3_20__28_Subtitle_2f_Content_29_-backgroundobjects" style:display-name="Template Option 3 (Subtitle/Conten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0_Option_20_3_20__28_Subtitle_2f_Content_29_-notes" style:display-name="Template Option 3 (Subtitle/Conten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1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-outline1" style:display-name="Template Option 3 (Subtitle/Content)-outline1" style:family="presentation">
      <style:graphic-properties draw:stroke="none" draw:fill="none" draw:auto-grow-height="false" draw:fit-to-size="shrink-to-fit" style:shrink-to-fit="true">
        <text:list-style style:name="Template_20_Option_20_3_20__28_Subtitle_2f_Content_29_-outline1" style:display-name="Template Option 3 (Subtitle/Conten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Microsoft Sans Serif1" fo:font-family="'Microsoft Sans Serif'" fo:font-size="21pt" fo:letter-spacing="normal" fo:language="en" fo:country="US" fo:font-style="normal" fo:text-shadow="none" style:text-underline-style="none" fo:font-weight="normal" style:letter-kerning="true" fo:background-color="transparent" style:font-name-asian="微软雅黑1" style:font-family-asian="微软雅黑" style:font-family-generic-asian="system" style:font-pitch-asian="variable" style:font-size-asian="21pt" style:font-style-asian="normal" style:font-weight-asian="normal" style:font-name-complex="Arial Unicode MS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-outline2" style:display-name="Template Option 3 (Subtitle/Content)-outline2" style:family="presentation" style:parent-style-name="Template_20_Option_20_3_20__28_Subtitle_2f_Content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-outline3" style:display-name="Template Option 3 (Subtitle/Content)-outline3" style:family="presentation" style:parent-style-name="Template_20_Option_20_3_20__28_Subtitle_2f_Content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-outline4" style:display-name="Template Option 3 (Subtitle/Content)-outline4" style:family="presentation" style:parent-style-name="Template_20_Option_20_3_20__28_Subtitle_2f_Content_29_-outline3">
      <style:paragraph-properties fo:margin-top="0.2cm" fo:margin-bottom="0cm" fo:line-height="98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emplate_20_Option_20_3_20__28_Subtitle_2f_Content_29_-outline5" style:display-name="Template Option 3 (Subtitle/Content)-outline5" style:family="presentation" style:parent-style-name="Template_20_Option_20_3_20__28_Subtitle_2f_Content_29_-outline4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6" style:display-name="Template Option 3 (Subtitle/Content)-outline6" style:family="presentation" style:parent-style-name="Template_20_Option_20_3_20__28_Subtitle_2f_Content_29_-outline5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7" style:display-name="Template Option 3 (Subtitle/Content)-outline7" style:family="presentation" style:parent-style-name="Template_20_Option_20_3_20__28_Subtitle_2f_Content_29_-outline6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8" style:display-name="Template Option 3 (Subtitle/Content)-outline8" style:family="presentation" style:parent-style-name="Template_20_Option_20_3_20__28_Subtitle_2f_Content_29_-outline7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9" style:display-name="Template Option 3 (Subtitle/Content)-outline9" style:family="presentation" style:parent-style-name="Template_20_Option_20_3_20__28_Subtitle_2f_Content_29_-outline8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subtitle" style:display-name="Template Option 3 (Subtitle/Content)-subtitle" style:family="presentation">
      <style:graphic-properties draw:stroke="none" draw:fill="none" draw:textarea-vertical-align="middle">
        <text:list-style style:name="Template_20_Option_20_3_20__28_Subtitle_2f_Content_29_-subtitle" style:display-name="Template Option 3 (Subtitle/Conten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1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-title" style:display-name="Template Option 3 (Subtitle/Content)-title" style:family="presentation">
      <style:graphic-properties draw:stroke="none" draw:fill="none" draw:textarea-vertical-align="middle">
        <text:list-style style:name="Template_20_Option_20_3_20__28_Subtitle_2f_Content_29_-title" style:display-name="Template Option 3 (Subtitle/Conten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1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_5f_-background" style:display-name="Template Option 3 (Subtitle/Content)_-background" style:family="presentation">
      <style:graphic-properties draw:stroke="none" draw:fill="solid" draw:fill-color="#ffffff"/>
      <style:text-properties style:letter-kerning="true"/>
    </style:style>
    <style:style style:name="Template_20_Option_20_3_20__28_Subtitle_2f_Content_29__5f_-backgroundobjects" style:display-name="Template Option 3 (Subtitle/Content)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0_Option_20_3_20__28_Subtitle_2f_Content_29__5f_-notes" style:display-name="Template Option 3 (Subtitle/Content)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1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_5f_-outline1" style:display-name="Template Option 3 (Subtitle/Content)_-outline1" style:family="presentation">
      <style:graphic-properties draw:stroke="none" draw:fill="none" draw:auto-grow-height="false" draw:fit-to-size="shrink-to-fit" style:shrink-to-fit="true">
        <text:list-style style:name="Template_20_Option_20_3_20__28_Subtitle_2f_Content_29__5f_-outline1" style:display-name="Template Option 3 (Subtitle/Content)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Microsoft Sans Serif1" fo:font-family="'Microsoft Sans Serif'" fo:font-size="21pt" fo:letter-spacing="normal" fo:language="en" fo:country="US" fo:font-style="normal" fo:text-shadow="none" style:text-underline-style="none" fo:font-weight="normal" style:letter-kerning="true" fo:background-color="transparent" style:font-name-asian="微软雅黑1" style:font-family-asian="微软雅黑" style:font-family-generic-asian="system" style:font-pitch-asian="variable" style:font-size-asian="21pt" style:font-style-asian="normal" style:font-weight-asian="normal" style:font-name-complex="Arial Unicode MS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_5f_-outline2" style:display-name="Template Option 3 (Subtitle/Content)_-outline2" style:family="presentation" style:parent-style-name="Template_20_Option_20_3_20__28_Subtitle_2f_Content_29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_5f_-outline3" style:display-name="Template Option 3 (Subtitle/Content)_-outline3" style:family="presentation" style:parent-style-name="Template_20_Option_20_3_20__28_Subtitle_2f_Content_29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_5f_-outline4" style:display-name="Template Option 3 (Subtitle/Content)_-outline4" style:family="presentation" style:parent-style-name="Template_20_Option_20_3_20__28_Subtitle_2f_Content_29__5f_-outline3">
      <style:paragraph-properties fo:margin-top="0.2cm" fo:margin-bottom="0cm" fo:line-height="98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1" fo:font-family="'Microsoft Sans Serif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emplate_20_Option_20_3_20__28_Subtitle_2f_Content_29__5f_-outline5" style:display-name="Template Option 3 (Subtitle/Content)_-outline5" style:family="presentation" style:parent-style-name="Template_20_Option_20_3_20__28_Subtitle_2f_Content_29__5f_-outline4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6" style:display-name="Template Option 3 (Subtitle/Content)_-outline6" style:family="presentation" style:parent-style-name="Template_20_Option_20_3_20__28_Subtitle_2f_Content_29__5f_-outline5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7" style:display-name="Template Option 3 (Subtitle/Content)_-outline7" style:family="presentation" style:parent-style-name="Template_20_Option_20_3_20__28_Subtitle_2f_Content_29__5f_-outline6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8" style:display-name="Template Option 3 (Subtitle/Content)_-outline8" style:family="presentation" style:parent-style-name="Template_20_Option_20_3_20__28_Subtitle_2f_Content_29__5f_-outline7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9" style:display-name="Template Option 3 (Subtitle/Content)_-outline9" style:family="presentation" style:parent-style-name="Template_20_Option_20_3_20__28_Subtitle_2f_Content_29__5f_-outline8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subtitle" style:display-name="Template Option 3 (Subtitle/Content)_-subtitle" style:family="presentation">
      <style:graphic-properties draw:stroke="none" draw:fill="none" draw:textarea-vertical-align="middle">
        <text:list-style style:name="Template_20_Option_20_3_20__28_Subtitle_2f_Content_29__5f_-subtitle" style:display-name="Template Option 3 (Subtitle/Content)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1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_5f_-title" style:display-name="Template Option 3 (Subtitle/Content)_-title" style:family="presentation">
      <style:graphic-properties draw:stroke="none" draw:fill="none" draw:textarea-vertical-align="middle">
        <text:list-style style:name="Template_20_Option_20_3_20__28_Subtitle_2f_Content_29__5f_-title" style:display-name="Template Option 3 (Subtitle/Content)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icrosoft Sans Serif1" fo:font-family="'Microsoft Sans Serif'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1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 style:list-style-name="ML4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_20_Option_20_3_20__28_Subtitle_2f_Content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emplate_20_Option_20_3_20__28_Subtitle_2f_Content_29_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emplate_20_Option_20_3_20__28_Subtitle_2f_Conten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emplate_20_Option_20_3_20__28_Subtitle_2f_Conten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emplate_20_Option_20_3_20__28_Subtitle_2f_Content_29_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emplate_20_Option_20_3_20__28_Subtitle_2f_Content_29__5f_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emplate_20_Option_20_3_20__28_Subtitle_2f_Content_29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emplate_20_Option_20_3_20__28_Subtitle_2f_Content_29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25%" fo:text-align="end" fo:text-indent="0cm" style:punctuation-wrap="hanging" style:writing-mode="lr-tb"/>
      <style:text-properties fo:font-size="8pt"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8pt"/>
    </style:style>
    <style:style style:name="MP12" style:family="paragraph">
      <style:paragraph-properties fo:margin-left="0cm" fo:margin-right="0cm" fo:margin-top="0.423cm" fo:margin-bottom="0cm" fo:line-height="107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cm" fo:margin-bottom="0cm" fo:line-height="107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635cm" fo:margin-bottom="0cm" fo:line-height="98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21pt"/>
    </style:style>
    <style:style style:name="MP17" style:family="paragraph">
      <style:paragraph-properties fo:margin-top="0cm" fo:margin-bottom="0cm" fo:line-height="82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34pt"/>
    </style:style>
    <style:style style:name="MP19" style:family="paragraph">
      <loext:graphic-properties draw:fill="none"/>
      <style:paragraph-properties fo:margin-left="0cm" fo:margin-right="0cm" fo:margin-top="0cm" fo:margin-bottom="0cm" fo:line-height="125%" fo:text-align="end" fo:text-indent="0cm" style:punctuation-wrap="hanging" style:writing-mode="lr-tb" style:font-independent-line-spacing="true"/>
      <style:text-properties fo:font-size="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Microsoft Sans Serif1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Microsoft Sans Serif1" fo:font-size="21pt" fo:letter-spacing="normal" fo:language="en" fo:country="US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Microsoft Sans Serif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Microsoft Sans Serif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262626" style:text-line-through-style="none" style:text-line-through-type="none" style:text-position="0% 100%" style:font-name="Microsoft Sans Serif1" fo:font-size="34pt" fo:letter-spacing="normal" fo:language="en" fo:country="US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4-03">4/3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编号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emplate_20_Option_20_3_20__28_Subtitle_2f_Content_29_" style:display-name="Template Option 3 (Subtitle/Content)" style:page-layout-name="PM1" draw:style-name="Mdp1">
      <draw:custom-shape draw:name="TextBox 5" draw:style-name="Mgr3" draw:text-style-name="MP11" draw:layer="backgroundobjects" svg:width="1.981cm" svg:height="0.469cm" svg:x="30.48cm" svg:y="18.097cm">
        <text:p text:style-name="MP10"><text:span text:style-name="MT4"><text:page-number>&lt;编号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" draw:text-style-name="MP16" draw:layer="backgroundobjects" svg:width="31.749cm" svg:height="13.017cm" svg:x="1.058cm" svg:y="4.128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6" draw:text-style-name="MP18" draw:layer="backgroundobjects" svg:width="31.749cm" svg:height="2.539cm" svg:x="1.058cm" svg:y="0.635cm" presentation:class="title" presentation:user-transformed="true">
        <draw:text-box>
          <text:p text:style-name="MP17"><text:span text:style-name="MT8">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emplate_20_Option_20_3_20__28_Subtitle_2f_Content_29_-title" draw:layer="backgroundobjects" svg:width="19.798cm" svg:height="11.136cm" svg:x="0.6cm" svg:y="2.257cm" presentation:class="page"/>
        <draw:frame presentation:style-name="Template_20_Option_20_3_20__28_Subtitle_2f_Content_29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emplate_20_Option_20_3_20__28_Subtitle_2f_Content_29__5f_" style:display-name="Template Option 3 (Subtitle/Content)_" style:page-layout-name="PM1" draw:style-name="Mdp1">
      <draw:custom-shape draw:name="TextBox 5" draw:style-name="Mgr4" draw:text-style-name="MP19" draw:layer="backgroundobjects" svg:width="1.981cm" svg:height="0.469cm" svg:x="30.48cm" svg:y="18.098cm">
        <text:p text:style-name="MP10"><text:span text:style-name="MT4"><text:page-number>&lt;编号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9" draw:text-style-name="MP16" draw:layer="backgroundobjects" svg:width="31.749cm" svg:height="13.017cm" svg:x="1.058cm" svg:y="4.128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10" draw:text-style-name="MP18" draw:layer="backgroundobjects" svg:width="31.749cm" svg:height="2.539cm" svg:x="1.058cm" svg:y="0.635cm" presentation:class="title" presentation:user-transformed="true">
        <draw:text-box>
          <text:p text:style-name="MP17"><text:span text:style-name="MT8">Click to edit Master title style</text:span></text:p>
        </draw:text-box>
      </draw:frame>
      <presentation:notes style:page-layout-name="PM0">
        <draw:page-thumbnail presentation:style-name="Template_20_Option_20_3_20__28_Subtitle_2f_Content_29__5f_-title" draw:layer="backgroundobjects" svg:width="19.798cm" svg:height="11.136cm" svg:x="0.6cm" svg:y="2.257cm" presentation:class="page"/>
        <draw:frame presentation:style-name="Template_20_Option_20_3_20__28_Subtitle_2f_Content_29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 Presentation</dc:title>
    <meta:initial-creator>Laurence Lundblade</meta:initial-creator>
    <meta:editing-cycles>62</meta:editing-cycles>
    <meta:creation-date>2020-02-15T19:23:59</meta:creation-date>
    <dc:date>2020-04-03T18:45:55.339000000</dc:date>
    <meta:editing-duration>P3DT5H25M20S</meta:editing-duration>
    <meta:generator>LibreOffice/6.4.1.2$Windows_X86_64 LibreOffice_project/4d224e95b98b138af42a64d84056446d09082932</meta:generator>
    <meta:document-statistic meta:object-count="76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